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eed" officeooo:paragraph-rsid="000f8eed"/>
    </style:style>
    <style:style style:name="P2" style:family="paragraph" style:parent-style-name="Standard">
      <style:text-properties officeooo:rsid="000f8eed" officeooo:paragraph-rsid="00130953"/>
    </style:style>
    <style:style style:name="P3" style:family="paragraph" style:parent-style-name="Standard">
      <style:text-properties officeooo:rsid="000f8eed" officeooo:paragraph-rsid="0015900b"/>
    </style:style>
    <style:style style:name="P4" style:family="paragraph" style:parent-style-name="Standard">
      <style:text-properties officeooo:rsid="000fc23b" officeooo:paragraph-rsid="000fc23b"/>
    </style:style>
    <style:style style:name="T1" style:family="text">
      <style:text-properties officeooo:rsid="0019ca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Ivo Vieira Junior.</text:p>
      <text:p text:style-name="P1"/>
      <text:p text:style-name="P1"/>
      <text:p text:style-name="P1">1) Exiba todas as informações dos 10 primeiros clientes cadastrados</text:p>
      <text:p text:style-name="P1"/>
      <text:p text:style-name="P1">select * <text:line-break/>from clientes<text:line-break/>limit 10</text:p>
      <text:p text:style-name="P1"/>
      <text:p text:style-name="P1"/>
      <text:p text:style-name="P1">2) Exiba o nome das cidades, juntamente com a soma das vendas realizadas a clientes que moram</text:p>
      <text:p text:style-name="P1">nela.</text:p>
      <text:p text:style-name="P1"/>
      <text:p text:style-name="P4">select ci.nome_cidade , SUM(total_venda)<text:line-break/>from clientes c inner join cidades ci on <text:line-break/><text:tab/>(c.id_cidade = ci.id_cidade) inner join <text:s/>vendas<text:line-break/>group by nome_cidade</text:p>
      <text:p text:style-name="P4"/>
      <text:p text:style-name="P4"/>
      <text:p text:style-name="P1">3) Exiba as informações do cliente que mais realizou compras no mês de março.</text:p>
      <text:p text:style-name="P1"/>
      <text:p text:style-name="P1">select c.* <text:line-break/>from clientes c <text:s/>inner join <text:s/>vendas v on <text:line-break/><text:tab/>(c.id_cliente = v.id_cliente)<text:line-break/>where v.data_venda like "%-03-%"<text:line-break/>group by v.id_venda<text:line-break/>order by total_venda desc<text:line-break/>limit 1</text:p>
      <text:p text:style-name="P1"/>
      <text:p text:style-name="P1">4) Exiba as informações do produto menos vendido.</text:p>
      <text:p text:style-name="P1"/>
      <text:p text:style-name="P1">select *<text:line-break/>from produtos p inner join vendas_itens vi <text:line-break/>group by vi.id_produto<text:line-break/>order by vi.quant desc<text:line-break/>limit 1</text:p>
      <text:p text:style-name="P1"/>
      <text:p text:style-name="P1">5) Exiba o nome do grupo que possui mais produtos cadastrados.</text:p>
      <text:p text:style-name="P1"/>
      <text:p text:style-name="P3">select g.nome <text:line-break/>from grupos g inner join produtos p on<text:line-break/><text:tab/>(g.id_grupo = p.id_grupo)<text:line-break/>order by p.id_grupo desc<text:line-break/>limit 1</text:p>
      <text:p text:style-name="P2"/>
      <text:p text:style-name="P1">6) Exiba as informações do grupo que possui o produto mais caro da loja.</text:p>
      <text:p text:style-name="P1"/>
      <text:p text:style-name="P1">select g.* , valor_unit<text:line-break/>from produtos p inner join grupos g on <text:line-break/><text:tab/>(p.id_grupo = g.id_grupo )<text:line-break/>order by p.valor_unit desc<text:line-break/>limit 1</text:p>
      <text:p text:style-name="P1"><text:soft-page-break/>7) Exiba as informações do cliente que comprou uma maior quantidade de produtos, juntamente</text:p>
      <text:p text:style-name="P1">com essa quantidade.</text:p>
      <text:p text:style-name="P1"/>
      <text:p text:style-name="P1">select c.* , count(vi.quant) as quantidade<text:line-break/>from vendas_itens vi inner join vendas v on<text:line-break/><text:tab/>(vi.id_venda = v.id_venda) inner join clientes c on <text:line-break/><text:tab/>(v.id_cliente = c.id_cliente)<text:line-break/>group by c.id_cliente<text:line-break/>order by quantidade desc<text:line-break/>limit 1<text:line-break/></text:p>
      <text:p text:style-name="P1">8) Exiba as informações das 10 maiores vendas (de maior valor) do mês de março, juntamente com</text:p>
      <text:p text:style-name="P1">o nome do cliente que compraram.</text:p>
      <text:p text:style-name="P1"/>
      <text:p text:style-name="P1">select v.* , c.nome<text:line-break/>from vendas v inner join clientes c on <text:line-break/><text:tab/>(v.id_cliente = c.id_cliente)<text:line-break/>where v.data_venda like"%-03-%"<text:line-break/>order by v.total_venda desc<text:line-break/>limit 10</text:p>
      <text:p text:style-name="P1"/>
      <text:p text:style-name="P1">9) Exiba os 5 produtos mais baratos da loja.</text:p>
      <text:p text:style-name="P1"/>
      <text:p text:style-name="P1">select p.*<text:line-break/>from produtos p <text:line-break/>order by p.valor_unit<text:line-break/>limit 5</text:p>
      <text:p text:style-name="P1"/>
      <text:p text:style-name="P1"/>
      <text:p text:style-name="P1">10) Exiba o nome do cliente mais comprou produtos do grupo “cama”</text:p>
      <text:p text:style-name="P1"/>
      <text:p text:style-name="P1">select c.* , count(c.id_cliente) as Quantidade<text:line-break/>from vendas v inner join vendas_itens vi on<text:line-break/><text:tab/>(v.id_venda = vi.id_venda) inner join clientes c on<text:line-break/> <text:s text:c="3"/>(c.id_cliente = v.id_cliente) inner join produtos p on<text:line-break/><text:tab/>(vi.id_produto = p.id_produto) inner join grupos g on<text:line-break/> <text:s text:c="3"/>(g.id_grupo = p.id_grupo) <text:line-break/>where g.nome = "cama"<text:line-break/>group by c.id_cliente<text:line-break/>order by Quantidade desc<text:line-break/>limi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9:07:34.494000000</meta:creation-date>
    <dc:date>2019-05-22T21:12:53.370000000</dc:date>
    <meta:editing-duration>PT13M33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24" meta:word-count="374" meta:character-count="2303" meta:non-whitespace-character-count="1921"/>
  </office:meta>
</office:document-meta>
</file>